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ork_place_id</text:p>
          </table:table-cell>
          <table:table-cell table:style-name="ce1" office:value-type="string" calcext:value-type="string">
            <text:p>status_id</text:p>
          </table:table-cell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test user 2</text:p>
          </table:table-cell>
          <table:table-cell office:value-type="float" office:value="987654322" calcext:value-type="float">
            <text:p>987654322</text:p>
          </table:table-cell>
          <table:table-cell office:value-type="string" calcext:value-type="string">
            <text:p><text:a xlink:href="mailto:testuser2@gmail.com" xlink:type="simple">testuser2@gmail.com</text:a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3</text:p>
          </table:table-cell>
          <table:table-cell office:value-type="float" office:value="987654323" calcext:value-type="float">
            <text:p>987654323</text:p>
          </table:table-cell>
          <table:table-cell office:value-type="string" calcext:value-type="string">
            <text:p>testuser3@gmail.c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4</text:p>
          </table:table-cell>
          <table:table-cell office:value-type="float" office:value="987654324" calcext:value-type="float">
            <text:p>987654324</text:p>
          </table:table-cell>
          <table:table-cell office:value-type="string" calcext:value-type="string">
            <text:p><text:a xlink:href="mailto:testuser4@gmail.com" xlink:type="simple">testuser4@gmail.com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5</text:p>
          </table:table-cell>
          <table:table-cell office:value-type="float" office:value="987654325" calcext:value-type="float">
            <text:p>987654325</text:p>
          </table:table-cell>
          <table:table-cell office:value-type="string" calcext:value-type="string">
            <text:p><text:a xlink:href="mailto:testuser5@gmail.com" xlink:type="simple">testuser5@gmail.co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6</text:p>
          </table:table-cell>
          <table:table-cell office:value-type="float" office:value="987654326" calcext:value-type="float">
            <text:p>987654326</text:p>
          </table:table-cell>
          <table:table-cell office:value-type="string" calcext:value-type="string">
            <text:p><text:a xlink:href="mailto:testuser6@gmail.com" xlink:type="simple">testuser6@gmail.com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7</text:p>
          </table:table-cell>
          <table:table-cell office:value-type="float" office:value="987654327" calcext:value-type="float">
            <text:p>987654327</text:p>
          </table:table-cell>
          <table:table-cell office:value-type="string" calcext:value-type="string">
            <text:p><text:a xlink:href="mailto:testuser7@gmail.com" xlink:type="simple">testuser7@gmail.com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8</text:p>
          </table:table-cell>
          <table:table-cell office:value-type="float" office:value="987654328" calcext:value-type="float">
            <text:p>987654328</text:p>
          </table:table-cell>
          <table:table-cell office:value-type="string" calcext:value-type="string">
            <text:p><text:a xlink:href="mailto:testuser8@gmail.com" xlink:type="simple">testuser8@gmail.com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9</text:p>
          </table:table-cell>
          <table:table-cell office:value-type="float" office:value="987654329" calcext:value-type="float">
            <text:p>987654329</text:p>
          </table:table-cell>
          <table:table-cell office:value-type="string" calcext:value-type="string">
            <text:p><text:a xlink:href="mailto:testuser9@gmail.com" xlink:type="simple">testuser9@gmail.co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string" calcext:value-type="string">
            <text:p>test user 10</text:p>
          </table:table-cell>
          <table:table-cell office:value-type="float" office:value="987654330" calcext:value-type="float">
            <text:p>987654330</text:p>
          </table:table-cell>
          <table:table-cell office:value-type="string" calcext:value-type="string">
            <text:p><text:a xlink:href="mailto:testuser10@gmail.com" xlink:type="simple">testuser10@gmail.com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345678" calcext:value-type="float">
            <text:p>12345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23:36:32.288720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2:08:58.264066305</meta:creation-date>
    <dc:date>2024-06-05T23:58:01.986182347</dc:date>
    <meta:editing-duration>PT32M59S</meta:editing-duration>
    <meta:editing-cycles>3</meta:editing-cycles>
    <meta:generator>LibreOffice/24.2.3.2$Linux_X86_64 LibreOffice_project/420$Build-2</meta:generator>
    <meta:document-statistic meta:table-count="1" meta:cell-count="70" meta:object-count="0"/>
  </office:meta>
</office:document-meta>
</file>